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7.459in"/>
    </style:style>
    <style:style style:name="P1" style:family="paragraph" style:parent-style-name="Table_20_Contents">
      <style:text-properties style:font-name="Liberation Serif" fo:font-size="10pt" style:font-size-asian="10pt" style:font-size-complex="10pt"/>
    </style:style>
    <style:style style:name="P2" style:family="paragraph" style:parent-style-name="Table_20_Contents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font-name="Liberation Serif" fo:font-size="10.5pt" style:font-size-asian="10.5pt" style:font-size-complex="10.5pt"/>
    </style:style>
    <style:style style:name="P4" style:family="paragraph" style:parent-style-name="Table_20_Contents">
      <style:paragraph-properties fo:background-color="transparent">
        <style:background-image/>
      </style:paragraph-properties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Cantarell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Table_20_Contents" style:list-style-name="L1"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T1" style:family="text">
      <style:text-properties style:font-name="Cantarell"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.5pt" style:font-size-asian="10.5pt" style:font-size-complex="10.5pt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inutes of Meeting </text:p>
      <text:p text:style-name="P6"><text:span text:style-name="T1">GMRT</text:span><text:span text:style-name="T3"><text:tab/></text:span><text:tab/><text:tab/><text:tab/><text:tab/><text:span text:style-name="T1">Minutes of Meeting</text:span></text:p>
      <text:p text:style-name="P6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Meeting</text:p>
          </table:table-cell>
          <table:table-cell table:style-name="Table1.B1" office:value-type="string">
            <text:p text:style-name="P2">Meeting related to In House CMS development</text:p>
          </table:table-cell>
        </table:table-row>
        <table:table-row table:style-name="Table1.2">
          <table:table-cell table:style-name="Table1.A2" office:value-type="string">
            <text:p text:style-name="P4">Held on</text:p>
          </table:table-cell>
          <table:table-cell table:style-name="Table1.B2" office:value-type="string">
            <text:p text:style-name="P2">27<text:span text:style-name="T2">th</text:span> <text:s/>AUGUST 2013 Time :11.00 AM to 12.35 PM; GMRT canteen annex room</text:p>
          </table:table-cell>
        </table:table-row>
        <table:table-row>
          <table:table-cell table:style-name="Table1.A2" office:value-type="string">
            <text:p text:style-name="P4">Attendees</text:p>
          </table:table-cell>
          <table:table-cell table:style-name="Table1.B2" office:value-type="string">
            <text:p text:style-name="P2">NGK, CPK, NMS, SNK,DBB &amp; RRU</text:p>
          </table:table-cell>
        </table:table-row>
        <table:table-row>
          <table:table-cell table:style-name="Table1.A4" office:value-type="string">
            <text:p text:style-name="P4">Agenda</text:p>
          </table:table-cell>
          <table:table-cell table:style-name="Table1.B2" office:value-type="string">
            <text:p text:style-name="P2">In House CMS development </text:p>
          </table:table-cell>
        </table:table-row>
        <table:table-row table:style-name="Table1.5">
          <table:table-cell table:style-name="Table1.A4" office:value-type="string">
            <text:p text:style-name="P4">Highlights</text:p>
            <text:p text:style-name="P4">and items</text:p>
            <text:p text:style-name="P4">discussed </text:p>
          </table:table-cell>
          <table:table-cell table:style-name="Table1.B2" office:value-type="string">
            <text:p text:style-name="P1"><text:s text:c="12"/><text:span text:style-name="T4"><text:s/>Discussed following items :</text:span></text:p>
            <text:p text:style-name="P3"/>
            <text:list xml:id="list6208500721" text:style-name="L1">
              <text:list-item>
                <text:p text:style-name="P7">RRU explained about the difference between TELESET-ABCCOM &amp; Online_v2.</text:p>
                <text:p text:style-name="P7">RRU updated that he has been working on the performance tuning of time interval between command-response ( background monitoring ) of Online_v2. He carried some test using tcpdump. Result shows that if we keep 1 sec <text:s/>time interval Linux kernel is unable to process all chunks of data. For the time being 2 sec is stable time interval where we are not getting any kind of data loss.</text:p>
                <text:p text:style-name="P7">NGK suggested some experiment like working with one MCM on a fast machine &amp; a normal machine. Compare the time interval.</text:p>
                <text:p text:style-name="P7">- Wrote the communication protocol document. NGK suggested to include the difference between present online, TeleSET-ABCCOM &amp; Online_v2.</text:p>
                <text:p text:style-name="P7">- Tested the FE box monitoring command implemented in USB-RS 485 mcmtest program for FE lab.</text:p>
                <text:p text:style-name="P7">- Have taken GUI from NMS, work has been started to interface the GUI with Onlinev2.</text:p>
                <text:p text:style-name="P7">- In 2 weeks time frame first level handshake between GUI &amp; Online_v2 should be completed.</text:p>
                <text:p text:style-name="P7">- Plan meeting </text:p>
                <text:p text:style-name="P7"/>
              </text:list-item>
              <text:list-item>
                <text:p text:style-name="P7">NMS updated that he is working on <text:s/>modification of GUI.</text:p>
                <text:p text:style-name="P7">NMS updated that he will need a wider screen for GUI work.</text:p>
                <text:p text:style-name="P7"/>
              </text:list-item>
              <text:list-item>
                <text:p text:style-name="P7">CPK updated Enquiry for L2 N/W switch sent by Purchase department &amp; quotation receiving date is 12 September 2013. CPK is working with Mr.Mangesh for L3 N/W switch. </text:p>
                <text:p text:style-name="P7">CPK is also looking into Server class machine -&gt; 2 weeks after L3 N/w switch work. </text:p>
                <text:p text:style-name="P7"/>
              </text:list-item>
              <text:list-item>
                <text:p text:style-name="P7">NGK asked Deepak to look at all procedure which are being used in present Online.</text:p>
                <text:p text:style-name="P7">Two thing must be taken into account related to procedure : </text:p>
                <text:p text:style-name="P7">- How many of the procedure are useful.</text:p>
                <text:p text:style-name="P7">- How we can optimize procedure.</text:p>
                <text:p text:style-name="P7">Frequently used procedure can go into the Online_v2 code or can be in a Python script.</text:p>
                <text:p text:style-name="P7">Deepak will start with Astronomical procedure.</text:p>
                <text:p text:style-name="P7">AstroPy and Starlink library needs to be investigated. </text:p>
                <text:p text:style-name="P7"/>
                <text:p text:style-name="P7"/>
              </text:list-item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3-08-27T15:18:18</dc:date>
    <dc:creator>teleset </dc:creator>
    <meta:editing-duration>PT21H49M47S</meta:editing-duration>
    <meta:editing-cycles>281</meta:editing-cycles>
    <meta:generator>LibreOffice/3.4$Linux LibreOffice_project/340m1$Build-602</meta:generator>
    <meta:document-statistic meta:table-count="1" meta:image-count="0" meta:object-count="0" meta:page-count="1" meta:paragraph-count="34" meta:word-count="372" meta:character-count="2077" meta:non-whitespace-character-count="1728"/>
  </office:meta>
</office:document-meta>
</file>